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Ubuntu" svg:font-family="Ubuntu" style:font-adornments="Standard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70.07mm" fo:margin-left="0mm" table:align="left" style:shadow="none"/>
    </style:style>
    <style:style style:name="Tabelle1.A" style:family="table-column">
      <style:table-column-properties style:column-width="73.78mm"/>
    </style:style>
    <style:style style:name="Tabelle1.B" style:family="table-column">
      <style:table-column-properties style:column-width="42.19mm"/>
    </style:style>
    <style:style style:name="Tabelle1.C" style:family="table-column">
      <style:table-column-properties style:column-width="54.1mm"/>
    </style:style>
    <style:style style:name="Tabelle1.A1" style:family="table-cell">
      <style:table-cell-properties fo:padding="1.01mm" fo:border="none"/>
    </style:style>
    <style:style style:name="Tabelle1.2" style:family="table-row">
      <style:table-row-properties style:min-row-height="0.99mm"/>
    </style:style>
    <style:style style:name="Tabelle1.B4" style:family="table-cell">
      <style:table-cell-properties fo:background-color="#ffffff" fo:padding="1.01mm" fo:border="none">
        <style:background-image/>
      </style:table-cell-properties>
    </style:style>
    <style:style style:name="Tabelle2" style:family="table">
      <style:table-properties style:width="170mm" table:align="margins" style:shadow="none" style:may-break-between-rows="false"/>
    </style:style>
    <style:style style:name="Tabelle2.A" style:family="table-column">
      <style:table-column-properties style:column-width="85mm" style:rel-column-width="32767*"/>
    </style:style>
    <style:style style:name="Tabelle2.B" style:family="table-column">
      <style:table-column-properties style:column-width="85mm" style:rel-column-width="32768*"/>
    </style:style>
    <style:style style:name="Tabelle2.A1" style:family="table-cell">
      <style:table-cell-properties fo:background-color="transparent" fo:padding="1.01mm" fo:border="1pt solid #000000">
        <style:background-image/>
      </style:table-cell-properties>
    </style:style>
    <style:style style:name="Tabelle2.A2" style:family="table-cell">
      <style:table-cell-properties fo:background-color="transparent" fo:padding="1.01mm" fo:border-left="1pt solid #000000" fo:border-right="none" fo:border-top="none" fo:border-bottom="1pt solid #000000">
        <style:background-image/>
      </style:table-cell-properties>
    </style:style>
    <style:style style:name="Tabelle2.B2" style:family="table-cell">
      <style:table-cell-properties fo:background-color="transparent" fo:padding="1.01mm" fo:border-left="1pt solid #000000" fo:border-right="1pt solid #000000" fo:border-top="none" fo:border-bottom="1pt solid #000000">
        <style:background-image/>
      </style:table-cell-properties>
    </style:style>
    <style:style style:name="Tabelle3" style:family="table">
      <style:table-properties style:width="170mm" table:align="margins" style:shadow="none" style:may-break-between-rows="false"/>
    </style:style>
    <style:style style:name="Tabelle3.A" style:family="table-column">
      <style:table-column-properties style:column-width="170mm" style:rel-column-width="65535*"/>
    </style:style>
    <style:style style:name="Tabelle3.A1" style:family="table-cell">
      <style:table-cell-properties fo:padding="0.97mm" fo:border="none"/>
    </style:style>
    <style:style style:name="P1" style:family="paragraph" style:parent-style-name="Standard">
      <style:text-properties officeooo:paragraph-rsid="00192e23"/>
    </style:style>
    <style:style style:name="P2" style:family="paragraph" style:parent-style-name="Standard">
      <style:text-properties officeooo:paragraph-rsid="0019630f"/>
    </style:style>
    <style:style style:name="P3" style:family="paragraph" style:parent-style-name="Standard">
      <style:text-properties officeooo:paragraph-rsid="001aca2f"/>
    </style:style>
    <style:style style:name="P4" style:family="paragraph" style:parent-style-name="Standard">
      <style:text-properties fo:font-weight="normal" officeooo:paragraph-rsid="004cf810" style:font-weight-asian="normal" style:font-weight-complex="normal"/>
    </style:style>
    <style:style style:name="P5" style:family="paragraph" style:parent-style-name="Standard">
      <style:text-properties fo:font-weight="normal" officeooo:rsid="0049a1a0" officeooo:paragraph-rsid="004cf810" style:font-weight-asian="normal" style:font-weight-complex="normal"/>
    </style:style>
    <style:style style:name="P6" style:family="paragraph" style:parent-style-name="Standard">
      <style:text-properties officeooo:paragraph-rsid="002196a3"/>
    </style:style>
    <style:style style:name="P7" style:family="paragraph" style:parent-style-name="Standard">
      <style:text-properties officeooo:paragraph-rsid="0024ffc0"/>
    </style:style>
    <style:style style:name="P8" style:family="paragraph" style:parent-style-name="Standard">
      <style:text-properties officeooo:paragraph-rsid="00392b04"/>
    </style:style>
    <style:style style:name="P9" style:family="paragraph" style:parent-style-name="Standard">
      <style:text-properties officeooo:paragraph-rsid="003d7740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rsid="0041470e" officeooo:paragraph-rsid="0041470e" style:font-weight-asian="bold" style:font-weight-complex="bold"/>
    </style:style>
    <style:style style:name="P12" style:family="paragraph" style:parent-style-name="Standard">
      <style:text-properties fo:font-weight="bold" officeooo:rsid="0049a1a0" officeooo:paragraph-rsid="004cf810" style:font-weight-asian="bold" style:font-weight-complex="bold"/>
    </style:style>
    <style:style style:name="P13" style:family="paragraph" style:parent-style-name="Standard">
      <style:text-properties fo:font-weight="bold" officeooo:paragraph-rsid="004cf810" style:font-weight-asian="bold" style:font-weight-complex="bold"/>
    </style:style>
    <style:style style:name="P1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text-properties officeooo:paragraph-rsid="0041470e"/>
    </style:style>
    <style:style style:name="P16" style:family="paragraph" style:parent-style-name="Standard">
      <style:text-properties officeooo:paragraph-rsid="00444d2c"/>
    </style:style>
    <style:style style:name="P17" style:family="paragraph" style:parent-style-name="Standard">
      <style:text-properties officeooo:paragraph-rsid="004cf810"/>
    </style:style>
    <style:style style:name="P18" style:family="paragraph" style:parent-style-name="Heading_20_3">
      <style:text-properties officeooo:rsid="00406a59" officeooo:paragraph-rsid="00406a59"/>
    </style:style>
    <style:style style:name="P19" style:family="paragraph" style:parent-style-name="Table_20_Contents">
      <style:text-properties officeooo:rsid="00511206" officeooo:paragraph-rsid="0019630f"/>
    </style:style>
    <style:style style:name="T1" style:family="text">
      <style:text-properties officeooo:rsid="00192e23"/>
    </style:style>
    <style:style style:name="T2" style:family="text">
      <style:text-properties officeooo:rsid="0019630f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aca2f" style:font-size-asian="14pt" style:font-weight-asian="bold" style:font-size-complex="14pt" style:font-weight-complex="bold"/>
    </style:style>
    <style:style style:name="T5" style:family="text">
      <style:text-properties officeooo:rsid="001af8ff"/>
    </style:style>
    <style:style style:name="T6" style:family="text">
      <style:text-properties officeooo:rsid="001f30b6"/>
    </style:style>
    <style:style style:name="T7" style:family="text">
      <style:text-properties officeooo:rsid="00208406"/>
    </style:style>
    <style:style style:name="T8" style:family="text">
      <style:text-properties officeooo:rsid="0024ffc0"/>
    </style:style>
    <style:style style:name="T9" style:family="text">
      <style:text-properties officeooo:rsid="00406a59"/>
    </style:style>
    <style:style style:name="T10" style:family="text">
      <style:text-properties officeooo:rsid="004b1713"/>
    </style:style>
    <style:style style:name="fr1" style:family="graphic" style:parent-style-name="Frame">
      <style:graphic-properties fo:margin-left="0mm" fo:margin-right="0mm" fo:margin-top="0mm" fo:margin-bottom="0mm" style:protect="none" style:wrap="none" style:vertical-pos="from-top" style:vertical-rel="paragraph" style:horizontal-pos="from-left" style:horizontal-rel="paragraph" fo:background-color="transparent" style:background-transparency="100%" draw:fill="solid" fo:padding="0mm" fo:border="none" style:shadow="none" draw:shadow-opacity="100%">
        <style:background-image/>
        <style:columns fo:column-count="1" fo:column-gap="0m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ext-input text:description="&lt;for each=&quot;o in objects&quot;&gt;">FOR EACH o</text:text-input></text:span></text:p>
      <text:p text:style-name="P1"><text:placeholder text:placeholder-type="text">&lt;setLang(o.partner_id.lang or 'de_DE')&gt;</text:placeholder>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1">Partner</text:p>
            <text:p text:style-name="P2"><text:span text:style-name="T2"><text:text-input text:description="&lt;o.partner_id.mail_address&gt;">PARTNER</text:text-input></text:span></text:p>
          </table:table-cell>
          <table:table-cell table:style-name="Tabelle1.A1" table:number-columns-spanned="2" office:value-type="string">
            <text:p text:style-name="P2"><text:text-input text:description="&lt;if test=&quot;o.address_id&quot;&gt;">IF ADDRESS</text:text-input></text:p>
            <text:p text:style-name="P10"><text:span text:style-name="T5">Adresse</text:span></text:p>
            <text:p text:style-name="P2"><text:text-input text:description="&lt;o.address_id.mail_address&gt;">ADDRESS</text:text-input><text:line-break/><text:text-input text:description="&lt;/if&gt;">END IF</text:text-input></text:p>
          </table:table-cell>
          <table:covered-table-cell/>
        </table:table-row>
        <table:table-row table:style-name="Tabelle1.2">
          <table:table-cell table:style-name="Tabelle1.A1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Tabelle1.2">
          <table:table-cell table:style-name="Tabelle1.A1" table:number-columns-spanned="3" office:value-type="string">
            <text:h text:style-name="Heading_20_1" text:outline-level="1"><text:span text:style-name="T4">Schadenbericht</text:span><text:span text:style-name="T3"> </text:span><text:span text:style-name="T3"><text:text-input text:description="&lt;o.name&gt;">Name</text:text-input></text:span></text:h>
          </table:table-cell>
          <table:covered-table-cell/>
          <table:covered-table-cell/>
        </table:table-row>
        <table:table-row table:style-name="Tabelle1.2">
          <table:table-cell table:style-name="Tabelle1.A1" office:value-type="string">
            <text:p text:style-name="Standard"><text:text-input text:description="&lt;if test=&quot;o.order_id&quot;&gt;">IF order_id</text:text-input></text:p>
            <text:p text:style-name="Standard"><text:text-input text:description="&lt;o.order_id.name&gt;">order_id</text:text-input></text:p>
            <text:p text:style-name="Standard"><text:text-input text:description="&lt;/if&gt;">END IF</text:text-input></text:p>
            <text:p text:style-name="Standard"><text:text-input text:description="&lt;if test=&quot;o.ref&quot;&gt;">IF REF</text:text-input></text:p>
            <text:p text:style-name="Standard"><text:text-input text:description="&lt;o.ref&gt;">REF</text:text-input></text:p>
            <text:p text:style-name="Standard"><text:text-input text:description="&lt;/if&gt;">END IF</text:text-input></text:p>
            <text:p text:style-name="P6"><text:text-input text:description="&lt;if test=&quot;o.contact_id&quot;&gt;">IF contact_id</text:text-input></text:p>
            <text:p text:style-name="P6"/>
            <text:p text:style-name="P10">Ansprechpartner am Schadenort</text:p>
            <text:p text:style-name="P6"><text:span text:style-name="T7"><text:text-input text:description="&lt;o.contact_id.contact_info&gt;">contact_id</text:text-input></text:span></text:p>
            <text:p text:style-name="P6"><text:text-input text:description="&lt;/if&gt;">END IF</text:text-input></text:p>
            <text:p text:style-name="Standard"><text:text-input text:description="&lt;if test=&quot;o.insurance_id&quot;&gt;">IF insurance_id</text:text-input></text:p>
            <text:p text:style-name="Standard"/>
            <text:p text:style-name="P14">Versicherung</text:p>
            <text:p text:style-name="P6"><text:text-input text:description="&lt;o.insurance_id.contact_info&gt;">insurance_id</text:text-input></text:p>
            <text:p text:style-name="P6"><text:text-input text:description="&lt;/if&gt;">END IF</text:text-input></text:p>
            <text:p text:style-name="Standard"><text:span text:style-name="T7"><text:text-input text:description="&lt;if test=&quot;o.expert_id&quot;&gt;">IF expert_id</text:text-input></text:span></text:p>
            <text:p text:style-name="Standard"/>
            <text:p text:style-name="P10">Sachverständiger</text:p>
            <text:p text:style-name="P6"><text:span text:style-name="T7"><text:text-input text:description="&lt;o.expert_id.contact_info&gt;">expert_id</text:text-input></text:span></text:p>
            <text:p text:style-name="P6"><text:text-input text:description="&lt;/if&gt;">END IF</text:text-input></text:p>
          </table:table-cell>
          <table:table-cell table:style-name="Tabelle1.B4" office:value-type="string">
            <text:p text:style-name="P10">Filiale</text:p>
            <text:p text:style-name="P4"><text:text-input text:description="&lt;o.shop_id.name&gt;">SHOP</text:text-input></text:p>
            <text:p text:style-name="P13"><text:text-input text:description="&lt;if test=&quot;o.categ_ids&quot;&gt;">IF categ_ids</text:text-input></text:p>
            <text:p text:style-name="P13"/>
            <text:p text:style-name="P12">Eigenschaften</text:p>
            <text:p text:style-name="P17"><text:text-input text:description="&lt;for each=&quot;tag in o.categ_ids&quot;&gt;">FOR EACH tag</text:text-input></text:p>
            <text:p text:style-name="P17"><text:text-input text:description="&lt;tag.name&gt;">tag</text:text-input></text:p>
            <text:p text:style-name="P5"><text:text-input text:description="&lt;/for&gt;">END FOR</text:text-input></text:p>
            <text:p text:style-name="P12"><text:text-input text:description="&lt;/if&gt;">END IF</text:text-input></text:p>
          </table:table-cell>
          <table:table-cell table:style-name="Tabelle1.B4" office:value-type="string">
            <text:p text:style-name="P13">Schaden besichtigt am</text:p>
            <text:p text:style-name="P4"><text:text-input text:description="&lt;formatLang(o.date,date=True)&gt;">DATE</text:text-input></text:p>
            <text:p text:style-name="P4"/>
            <text:p text:style-name="P13">Schaden besichtigt von</text:p>
            <text:p text:style-name="P4"><text:span text:style-name="T6"><text:text-input text:description="&lt;o.user_id.contact_info&gt;">USER_CONTACT</text:text-input></text:span></text:p>
            <text:p text:style-name="P13"><text:text-input text:description="&lt;if test=&quot;o.claim_date&quot;&gt;">IF claim_date</text:text-input></text:p>
            <text:p text:style-name="P13"/>
            <text:p text:style-name="P13"><text:span text:style-name="T10">Schadensmeldung</text:span> am</text:p>
            <text:p text:style-name="P4"><text:text-input text:description="&lt;formatLang(o.claim_date, date=True)&gt;">claim_date</text:text-input></text:p>
            <text:p text:style-name="P13"><text:text-input text:description="&lt;/if&gt;">END IF</text:text-input></text:p>
            <text:p text:style-name="P13"><text:text-input text:description="&lt;if test=&quot;o.claim_partner_id&quot;&gt;">IF claim_partner_id</text:text-input></text:p>
            <text:p text:style-name="P13"/>
            <text:p text:style-name="P13">Schaden gemeldet von</text:p>
            <text:p text:style-name="P4"><text:text-input text:description="&lt;o.claim_partner_id.name&gt;">claim_partner_id</text:text-input></text:p>
            <text:p text:style-name="P13"><text:text-input text:description="&lt;/if&gt;">END IF</text:text-input></text:p>
          </table:table-cell>
        </table:table-row>
        <table:table-row table:style-name="Tabelle1.2">
          <table:table-cell table:style-name="Tabelle1.A1" office:value-type="string">
            <text:p text:style-name="Standard"/>
          </table:table-cell>
          <table:table-cell table:style-name="Tabelle1.B4" office:value-type="string">
            <text:p text:style-name="P10"/>
          </table:table-cell>
          <table:table-cell table:style-name="Tabelle1.B4" office:value-type="string">
            <text:p text:style-name="P13"/>
          </table:table-cell>
        </table:table-row>
      </table:table>
      <text:p text:style-name="P3"/>
      <text:p text:style-name="P3"><text:text-input text:description="&lt;if test=&quot;o.customer_description&quot;&gt;">IF customer_description</text:text-input></text:p>
      <text:h text:style-name="Heading_20_4" text:outline-level="4">Auftragsumfang / Auftragsbeschreibung des Kunden</text:h>
      <text:p text:style-name="Standard"><text:text-input text:description="&lt;o.customer_description&gt;">customer_description</text:text-input></text:p>
      <text:p text:style-name="Standard"/>
      <text:p text:style-name="P7"><text:span text:style-name="T8"><text:text-input text:description="&lt;/if&gt;">END IF</text:text-input></text:span></text:p>
      <text:p text:style-name="P3"><text:text-input text:description="&lt;if test='o.description'&gt;">IF description</text:text-input></text:p>
      <text:h text:style-name="Heading_20_4" text:outline-level="4">Schadenprotokoll / Besonderheiten</text:h>
      <text:p text:style-name="P3"><text:text-input text:description="&lt;o.description&gt;">description</text:text-input></text:p>
      <text:p text:style-name="P3"/>
      <text:p text:style-name="P7"><text:span text:style-name="T8"><text:text-input text:description="&lt;/if&gt;">END IF</text:text-input></text:span></text:p>
      <text:p text:style-name="P3"><text:span text:style-name="T9"><text:text-input text:description="&lt;for each='s in imageset(o)'&gt;">FOR EACH s</text:text-input></text:span></text:p>
      <text:h text:style-name="P18" text:outline-level="3">Dokumentation / Bilderstrecke</text:h>
      <text:p text:style-name="P15"><text:span text:style-name="T9"><text:text-input text:description="&lt;for each='l in s.lines'&gt;">FOR EACH s</text:text-input></text:span></text:p>
      <table:table table:name="Tabelle2" table:style-name="Tabelle2">
        <table:table-column table:style-name="Tabelle2.A"/>
        <table:table-column table:style-name="Tabelle2.B"/>
        <text:soft-page-break/>
        <table:table-row>
          <table:table-cell table:style-name="Tabelle2.A1" table:number-columns-spanned="2" office:value-type="string">
            <text:h text:style-name="Heading_20_5" text:outline-level="5"><text:text-input text:description="&lt;l.name&gt;">name</text:text-input></text:h>
          </table:table-cell>
          <table:covered-table-cell/>
        </table:table-row>
        <table:table-row>
          <table:table-cell table:style-name="Tabelle2.A2" office:value-type="string">
            <text:p text:style-name="Standard"><text:text-input text:description="&lt;l.obj.description&gt;">description</text:text-input></text:p>
          </table:table-cell>
          <table:table-cell table:style-name="Tabelle2.B2" office:value-type="string">
            <text:p text:style-name="Standard"><draw:frame draw:style-name="fr1" draw:name="image:asimage(l.obj.image_report)" text:anchor-type="paragraph" svg:x="0.99mm" svg:y="1.36mm" draw:z-index="0"><draw:text-box fo:min-height="40.01mm" fo:min-width="40.01mm"><text:p text:style-name="Frame_20_contents"/></draw:text-box></draw:frame></text:p>
          </table:table-cell>
        </table:table-row>
      </table:table>
      <text:p text:style-name="P16"/>
      <text:p text:style-name="P16"><text:text-input text:description="&lt;/for&gt;">END FOR</text:text-input></text:p>
      <text:p text:style-name="P3"><text:text-input text:description="&lt;/for&gt;">END FOR</text:text-input></text:p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8">Der/die zuständige(n) Projektleiter(in) steht/stehen Ihnen für Ihre Fragen gerne zur Verfügung.</text:p>
            <text:p text:style-name="P8"/>
            <text:p text:style-name="P8"><text:span text:style-name="T6"><text:text-input text:description="&lt;o.user_id.contact_info&gt;">USER_CONTACT</text:text-input></text:span></text:p>
          </table:table-cell>
        </table:table-row>
      </table:table>
      <text:p text:style-name="P9"><text:span text:style-name="T1"><text:text-input text:description="&lt;/for&gt;">END FOR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Ubuntu" svg:font-family="Ubuntu" style:font-adornments="Standard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62m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06:42:08.023891957</meta:creation-date>
    <dc:date>2016-01-05T17:50:17.905314225</dc:date>
    <meta:editing-duration>PT11H6M53S</meta:editing-duration>
    <meta:editing-cycles>47</meta:editing-cycles>
    <meta:generator>LibreOffice/4.2.8.2$Linux_X86_64 LibreOffice_project/420m0$Build-2</meta:generator>
    <meta:document-statistic meta:table-count="3" meta:image-count="0" meta:object-count="0" meta:page-count="2" meta:paragraph-count="64" meta:word-count="227" meta:character-count="981" meta:non-whitespace-character-count="916"/>
  </office:meta>
</office:document-meta>
</file>